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2.55cm" fo:min-width="17.2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3.744cm" fo:min-width="13.694cm" fo:padding-top="0.178cm" fo:padding-bottom="0.178cm" fo:padding-left="0.303cm" fo:padding-right="0.303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75cm" fo:min-width="1.65cm" fo:padding-top="0.178cm" fo:padding-bottom="0.178cm" fo:padding-left="0.303cm" fo:padding-right="0.303cm"/>
      <style:paragraph-properties style:writing-mode="lr-tb"/>
    </style:style>
    <style:style style:name="gr6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  <style:paragraph-properties style:writing-mode="lr-tb"/>
    </style:style>
    <style:style style:name="gr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344cm" fo:min-width="5.494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444cm" fo:min-width="2.744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35cm" fo:min-width="6.1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244cm" fo:min-width="5.994cm" fo:padding-top="0.178cm" fo:padding-bottom="0.178cm" fo:padding-left="0.303cm" fo:padding-right="0.3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7cm" svg:height="12.8cm" svg:x="1.6cm" svg:y="7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44cm" svg:height="0.962cm" svg:x="9.156cm" svg:y="8.138cm">
          <draw:text-box>
            <text:p>Logiciel</text:p>
          </draw:text-box>
        </draw:frame>
        <draw:custom-shape draw:style-name="gr3" draw:text-style-name="P1" draw:layer="layout" svg:width="14.3cm" svg:height="4.1cm" svg:x="3cm" svg:y="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59cm" svg:height="0.962cm" svg:x="3.4cm" svg:y="13.938cm">
          <draw:text-box>
            <text:p>Interface graphique</text:p>
          </draw:text-box>
        </draw:frame>
        <draw:frame draw:style-name="gr2" draw:text-style-name="P2" draw:layer="layout" svg:width="4.803cm" svg:height="1.673cm" svg:x="7.3cm" svg:y="17.927cm">
          <draw:text-box>
            <text:p>Autres fenêtres</text:p>
            <text:p/>
          </draw:text-box>
        </draw:frame>
        <draw:frame draw:style-name="gr2" draw:text-style-name="P2" draw:layer="layout" svg:width="5.569cm" svg:height="0.962cm" svg:x="6.931cm" svg:y="15.238cm">
          <draw:text-box>
            <text:p>Fenêtre principale</text:p>
          </draw:text-box>
        </draw:frame>
        <draw:line draw:style-name="gr4" draw:text-style-name="P3" draw:layer="layout" svg:x1="8.3cm" svg:y1="17.9cm" svg:x2="8.3cm" svg:y2="16.2cm">
          <text:p/>
        </draw:line>
        <draw:line draw:style-name="gr4" draw:text-style-name="P3" draw:layer="layout" svg:x1="9.4cm" svg:y1="16.3cm" svg:x2="9.4cm" svg:y2="17.9cm">
          <text:p/>
        </draw:line>
        <draw:custom-shape draw:style-name="gr5" draw:text-style-name="P1" draw:layer="layout" svg:width="4.3cm" svg:height="4cm" svg:x="8cm" svg:y="21.6cm">
          <text:p text:style-name="P4">Utilisateu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3" draw:layer="layout" svg:x1="9.3cm" svg:y1="21.9cm" svg:x2="9.3cm" svg:y2="19.2cm">
          <text:p/>
        </draw:line>
        <draw:line draw:style-name="gr6" draw:text-style-name="P3" draw:layer="layout" svg:x1="11.2cm" svg:y1="19.4cm" svg:x2="11.2cm" svg:y2="22.3cm">
          <text:p/>
        </draw:line>
        <draw:frame draw:style-name="gr2" draw:text-style-name="P2" draw:layer="layout" svg:width="4.092cm" svg:height="0.962cm" svg:x="5.2cm" svg:y="21.3cm">
          <draw:text-box>
            <text:p>Commandes</text:p>
          </draw:text-box>
        </draw:frame>
        <draw:frame draw:style-name="gr7" draw:text-style-name="P2" draw:layer="layout" svg:width="2.53cm" svg:height="1.462cm" svg:x="11.3cm" svg:y="21.3cm">
          <draw:text-box>
            <text:p>Visuels</text:p>
          </draw:text-box>
        </draw:frame>
        <draw:custom-shape draw:style-name="gr8" draw:text-style-name="P1" draw:layer="layout" svg:width="6.1cm" svg:height="2.7cm" svg:x="11.9cm" svg:y="10.2cm">
          <text:p text:style-name="P4">GestionnaireQObject</text:p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6.7cm" svg:height="5.6cm" svg:x="7.4cm" svg:y="1.6cm">
          <text:p text:style-name="P4">Base de données</text:p>
          <text:p text:style-name="P4">(SQLit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6.6cm" svg:height="1.6cm" svg:x="2.4cm" svg:y="11.9cm">
          <text:p text:style-name="P4">GestionContact</text:p>
          <draw:enhanced-geometry svg:viewBox="0 0 21600 21600" draw:type="rectangle" draw:enhanced-path="M 0 0 L 21600 0 21600 21600 0 21600 0 0 Z N"/>
        </draw:custom-shape>
        <draw:custom-shape draw:style-name="gr11" draw:text-style-name="P1" xml:id="id1" draw:id="id1" draw:layer="layout" svg:width="6.6cm" svg:height="1.6cm" svg:x="2.4cm" svg:y="9.6cm">
          <text:p text:style-name="P4">DatabaseManag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9cm" svg:y1="14.9cm" svg:x2="13.9cm" svg:y2="13.1cm">
          <text:p/>
        </draw:line>
        <draw:line draw:style-name="gr4" draw:text-style-name="P3" draw:layer="layout" svg:x1="15.7cm" svg:y1="12.9cm" svg:x2="15.7cm" svg:y2="14.7cm">
          <text:p/>
        </draw:line>
        <draw:line draw:style-name="gr4" draw:text-style-name="P3" draw:layer="layout" svg:x1="11.9cm" svg:y1="10.6cm" svg:x2="9.3cm" svg:y2="10.1cm">
          <text:p/>
        </draw:line>
        <draw:line draw:style-name="gr4" draw:text-style-name="P3" draw:layer="layout" svg:x1="9.3cm" svg:y1="10.8cm" svg:x2="11.9cm" svg:y2="11.2cm">
          <text:p/>
        </draw:line>
        <draw:line draw:style-name="gr4" draw:text-style-name="P3" draw:layer="layout" svg:x1="11.9cm" svg:y1="11.9cm" svg:x2="9.2cm" svg:y2="12.5cm">
          <text:p/>
        </draw:line>
        <draw:line draw:style-name="gr4" draw:text-style-name="P3" draw:layer="layout" svg:x1="9.3cm" svg:y1="13.2cm" svg:x2="11.9cm" svg:y2="12.6cm">
          <text:p/>
        </draw:line>
        <draw:connector draw:style-name="gr6" draw:text-style-name="P3" draw:layer="layout" draw:type="curve" svg:x1="2.4cm" svg:y1="10.4cm" svg:x2="7.4cm" svg:y2="4.4cm" draw:start-shape="id1" draw:start-glue-point="3" draw:end-shape="id2" draw:end-glue-point="5" svg:d="M2400 10400c-829 0-3329-6000 5000-6000" svg:viewBox="0 0 6004 6001">
          <text:p/>
        </draw:connector>
        <draw:connector draw:style-name="gr6" draw:text-style-name="P3" draw:layer="layout" draw:type="curve" svg:x1="7.4cm" svg:y1="4.4cm" svg:x2="5.7cm" svg:y2="9.6cm" draw:start-shape="id2" draw:start-glue-point="5" draw:end-shape="id1" draw:end-glue-point="0" svg:d="M7400 4400c-1134 0-1700 1733-1700 5200" svg:viewBox="0 0 1701 5201">
          <text:p/>
        </draw:connector>
        <draw:frame draw:style-name="gr2" draw:text-style-name="P2" draw:layer="layout" svg:width="4.659cm" svg:height="0.962cm" svg:x="1.4cm" svg:y="3.6cm">
          <draw:text-box>
            <text:p>Requêtes SQL</text:p>
          </draw:text-box>
        </draw:frame>
        <draw:line draw:style-name="gr4" draw:text-style-name="P3" draw:layer="layout" svg:x1="1.5cm" svg:y1="26.1cm" svg:x2="3.4cm" svg:y2="26.1cm">
          <text:p/>
        </draw:line>
        <draw:frame draw:style-name="gr2" draw:text-style-name="P2" draw:layer="layout" svg:width="8.037cm" svg:height="0.962cm" svg:x="3.5cm" svg:y="25.6cm">
          <draw:text-box>
            <text:p>: Connexions signaux/slots</text:p>
          </draw:text-box>
        </draw:frame>
        <draw:frame draw:style-name="gr2" draw:text-style-name="P2" draw:layer="layout" svg:width="7.013cm" svg:height="0.962cm" svg:x="9.887cm" svg:y="16.4cm">
          <draw:text-box>
            <text:p>Communication intern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3T17:34:27.136000000</meta:creation-date>
    <dc:date>2021-12-03T18:25:53.687000000</dc:date>
    <meta:editing-duration>PT3M57S</meta:editing-duration>
    <meta:editing-cycles>2</meta:editing-cycles>
    <meta:generator>LibreOffice/6.3.4.2$Windows_X86_64 LibreOffice_project/60da17e045e08f1793c57c00ba83cdfce946d0aa</meta:generator>
    <meta:document-statistic meta:object-count="29"/>
  </office:meta>
</office:document-meta>
</file>